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0c2fcb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e68d9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fa3a9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05e18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style:text-underline-style="solid" style:text-underline-width="auto" style:text-underline-color="font-color" officeooo:rsid="0007c81f" officeooo:paragraph-rsid="000c2fcb" style:font-size-asian="12pt" style:font-size-complex="12pt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fo:font-style="italic" officeooo:rsid="0007c81f" officeooo:paragraph-rsid="000c2fcb" style:font-size-asian="12pt" style:font-style-asian="italic" style:font-size-complex="12pt" style:font-style-complex="italic"/>
    </style:style>
    <style:style style:name="P7" style:family="paragraph" style:parent-style-name="Standard">
      <style:text-properties officeooo:paragraph-rsid="000c2fcb"/>
    </style:style>
    <style:style style:name="P8" style:family="paragraph" style:parent-style-name="Standard">
      <style:text-properties officeooo:paragraph-rsid="000d3e70"/>
    </style:style>
    <style:style style:name="P9" style:family="paragraph" style:parent-style-name="Standard">
      <style:text-properties officeooo:rsid="00017af1" officeooo:paragraph-rsid="000e68d9"/>
    </style:style>
    <style:style style:name="P10" style:family="paragraph" style:parent-style-name="Standard">
      <style:text-properties style:font-name="Liberation Serif" fo:font-size="12pt" officeooo:rsid="0000d156" officeooo:paragraph-rsid="000c2fcb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officeooo:rsid="00017af1" officeooo:paragraph-rsid="000c2fcb" style:font-size-asian="12pt" style:font-size-complex="12pt"/>
    </style:style>
    <style:style style:name="P12" style:family="paragraph" style:parent-style-name="Standard">
      <style:text-properties style:font-name="Liberation Serif" fo:font-size="12pt" fo:font-style="italic" officeooo:rsid="00017af1" officeooo:paragraph-rsid="000c2fcb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Liberation Serif" fo:font-size="12pt" fo:language="en" fo:country="US" officeooo:paragraph-rsid="000c2fcb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105e18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0f91b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12243f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39087" style:font-size-asian="12pt" style:font-size-complex="12pt"/>
    </style:style>
    <style:style style:name="T3" style:family="text">
      <style:text-properties style:font-name="Liberation Serif" fo:font-size="12pt" officeooo:rsid="0002c7ac" style:font-size-asian="12pt" style:font-size-complex="12pt"/>
    </style:style>
    <style:style style:name="T4" style:family="text">
      <style:text-properties style:font-name="Liberation Serif" fo:font-size="12pt" officeooo:rsid="0000d156" style:font-size-asian="12pt" style:font-size-complex="12pt"/>
    </style:style>
    <style:style style:name="T5" style:family="text">
      <style:text-properties style:font-name="Liberation Serif" fo:font-size="12pt" officeooo:rsid="000b7647" style:font-size-asian="12pt" style:font-size-complex="12pt"/>
    </style:style>
    <style:style style:name="T6" style:family="text">
      <style:text-properties style:font-name="Liberation Serif" fo:font-size="12pt" officeooo:rsid="000e68d9" style:font-size-asian="12pt" style:font-size-complex="12pt"/>
    </style:style>
    <style:style style:name="T7" style:family="text">
      <style:text-properties style:font-name="Liberation Serif" fo:font-size="12pt" fo:language="en" fo:country="US" officeooo:rsid="000b7647" style:font-size-asian="12pt" style:font-size-complex="12pt"/>
    </style:style>
    <style:style style:name="T8" style:family="text">
      <style:text-properties style:font-name="Liberation Serif" fo:font-size="12pt" fo:language="en" fo:country="US" officeooo:rsid="000e68d9" style:font-size-asian="12pt" style:font-size-complex="12pt"/>
    </style:style>
    <style:style style:name="T9" style:family="text">
      <style:text-properties style:font-name="Liberation Serif" fo:font-size="12pt" fo:language="en" fo:country="US" officeooo:rsid="0002c7ac" style:font-size-asian="12pt" style:font-size-complex="12pt"/>
    </style:style>
    <style:style style:name="T10" style:family="text">
      <style:text-properties style:font-name="Liberation Serif" fo:font-size="12pt" fo:language="en" fo:country="US" officeooo:rsid="00105e18" style:font-size-asian="12pt" style:font-size-complex="12pt"/>
    </style:style>
    <style:style style:name="T11" style:family="text">
      <style:text-properties style:font-name="Liberation Serif" fo:font-size="12pt" fo:language="en" fo:country="US" officeooo:rsid="000fa3a9" style:font-size-asian="12pt" style:font-size-complex="12pt"/>
    </style:style>
    <style:style style:name="T12" style:family="text">
      <style:text-properties style:font-name="Liberation Serif" fo:font-size="12pt" fo:language="en" fo:country="US" fo:font-style="italic" officeooo:rsid="000b7647" style:font-size-asian="12pt" style:font-style-asian="italic" style:font-size-complex="12pt" style:font-style-complex="italic"/>
    </style:style>
    <style:style style:name="T13" style:family="text">
      <style:text-properties style:font-name="Liberation Serif" fo:font-size="12pt" fo:language="en" fo:country="US" fo:font-style="italic" officeooo:rsid="00105e18" style:font-name-asian="Noto Sans Mono CJK SC" style:font-size-asian="12pt" style:font-style-asian="italic" style:font-name-complex="Liberation Mono" style:font-size-complex="12pt" style:font-style-complex="italic"/>
    </style:style>
    <style:style style:name="T14" style:family="text">
      <style:text-properties style:font-name="Liberation Serif" fo:font-size="12pt" fo:language="en" fo:country="US" fo:font-style="italic" officeooo:rsid="0010f91b" style:font-name-asian="Noto Sans Mono CJK SC" style:font-size-asian="12pt" style:font-style-asian="italic" style:font-name-complex="Liberation Mono" style:font-size-complex="12pt" style:font-style-complex="italic"/>
    </style:style>
    <style:style style:name="T15" style:family="text">
      <style:text-properties style:font-name="Liberation Serif" fo:font-size="12pt" fo:language="en" fo:country="US" style:text-underline-style="solid" style:text-underline-width="auto" style:text-underline-color="font-color" officeooo:rsid="000b7647" style:font-size-asian="12pt" style:font-size-complex="12pt"/>
    </style:style>
    <style:style style:name="T16" style:family="text">
      <style:text-properties style:font-name="Liberation Serif" fo:font-size="12pt" fo:language="en" fo:country="US" officeooo:rsid="000fa3a9" style:font-name-asian="Noto Sans Mono CJK SC" style:font-size-asian="12pt" style:font-name-complex="Liberation Mono" style:font-size-complex="12pt"/>
    </style:style>
    <style:style style:name="T17" style:family="text">
      <style:text-properties style:font-name="Liberation Serif" fo:font-size="12pt" fo:language="en" fo:country="US" officeooo:rsid="00105e18" style:font-name-asian="Noto Sans Mono CJK SC" style:font-size-asian="12pt" style:font-name-complex="Liberation Mono" style:font-size-complex="12pt"/>
    </style:style>
    <style:style style:name="T18" style:family="text">
      <style:text-properties style:font-name="Liberation Serif" fo:font-size="12pt" fo:language="en" fo:country="US" fo:font-style="normal" officeooo:rsid="0010f91b" style:font-name-asian="Noto Sans Mono CJK SC" style:font-size-asian="12pt" style:font-style-asian="normal" style:font-name-complex="Liberation Mono" style:font-size-complex="12pt" style:font-style-complex="normal"/>
    </style:style>
    <style:style style:name="T19" style:family="text">
      <style:text-properties style:font-name="Liberation Serif" fo:font-size="12pt" fo:font-weight="bold" officeooo:rsid="0000d156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0b7647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0e68d9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2pt" fo:font-weight="normal" officeooo:rsid="000e68d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02c7ac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0d3e70" style:font-size-asian="12pt" style:font-weight-asian="normal" style:font-size-complex="12pt" style:font-weight-complex="normal"/>
    </style:style>
    <style:style style:name="T25" style:family="text">
      <style:text-properties style:font-name="Liberation Serif" fo:language="en" fo:country="US" fo:font-style="italic" officeooo:rsid="0010f91b" style:font-name-asian="Noto Sans Mono CJK SC" style:font-style-asian="italic" style:font-name-complex="Liberation Mono" style:font-style-complex="italic"/>
    </style:style>
    <style:style style:name="T26" style:family="text">
      <style:text-properties fo:font-variant="normal" fo:text-transform="none" fo:color="#303030" style:text-line-through-style="none" style:text-line-through-type="none" style:font-name="Liberation Serif" fo:font-size="12pt" fo:letter-spacing="normal" fo:language="en" fo:country="US" fo:font-style="normal" style:text-underline-style="none" fo:font-weight="bold" officeooo:rsid="0007c81f" style:text-blinking="false" fo:background-color="#ffffff" loext:char-shading-value="0" style:font-size-asian="12pt" style:font-size-complex="12pt"/>
    </style:style>
    <style:style style:name="T27" style:family="text">
      <style:text-properties fo:font-variant="normal" fo:text-transform="none" fo:color="#30303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b7647" style:text-blinking="false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30303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303030" style:font-name="Liberation Serif" fo:font-size="12pt" fo:letter-spacing="normal" fo:language="en" fo:country="US" fo:font-style="normal" fo:font-weight="normal" officeooo:rsid="000b7647" style:font-size-asian="12pt" style:font-size-complex="12pt"/>
    </style:style>
    <style:style style:name="T30" style:family="text">
      <style:text-properties officeooo:rsid="000e68d9"/>
    </style:style>
    <style:style style:name="T31" style:family="text">
      <style:text-properties fo:color="#000000" style:font-name="Droid Sans Mono" fo:font-size="10.5pt" fo:language="en" fo:country="US" fo:font-style="italic" fo:font-weight="normal" officeooo:rsid="0010f91b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32" style:family="text">
      <style:text-properties fo:color="#000000" style:font-name="Droid Sans Mono" fo:font-size="12pt" fo:language="en" fo:country="US" fo:font-style="italic" fo:font-weight="normal" officeooo:rsid="0010f91b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33" style:family="text">
      <style:text-properties fo:color="#000000" style:font-name="Liberation Serif" fo:font-size="12pt" fo:language="en" fo:country="US" fo:font-style="italic" fo:font-weight="normal" officeooo:rsid="0010f91b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34" style:family="text">
      <style:text-properties fo:color="#000000" style:font-name="Liberation Serif" fo:font-size="12pt" fo:language="en" fo:country="US" fo:font-style="italic" fo:font-weight="normal" officeooo:rsid="0012243f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35" style:family="text">
      <style:text-properties fo:color="#000000" style:font-name="Liberation Serif" fo:font-size="12pt" fo:language="en" fo:country="US" fo:font-style="normal" fo:font-weight="normal" officeooo:rsid="0010f91b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36" style:family="text">
      <style:text-properties fo:color="#000000" style:font-name="Liberation Serif" fo:font-size="12pt" fo:language="en" fo:country="US" fo:font-style="normal" fo:font-weight="normal" officeooo:rsid="0012243f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37" style:family="text">
      <style:text-properties fo:color="#000000" style:font-name="Liberation Serif" fo:font-size="10.5pt" fo:language="en" fo:country="US" fo:font-style="italic" fo:font-weight="normal" officeooo:rsid="0010f91b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38" style:family="text">
      <style:text-properties fo:font-size="12pt" fo:language="en" fo:country="US" fo:font-style="italic" officeooo:rsid="0010f91b" style:font-name-asian="Noto Sans Mono CJK SC" style:font-size-asian="12pt" style:font-style-asian="italic" style:font-name-complex="Liberation Mono" style:font-size-complex="12pt" style:font-style-complex="italic"/>
    </style:style>
    <style:style style:name="T39" style:family="text">
      <style:text-properties style:font-name="Liberation Serif" fo:font-size="12pt" fo:language="en" fo:country="US" fo:font-style="normal" officeooo:rsid="0010f91b" style:font-name-asian="Noto Sans Mono CJK SC" style:font-size-asian="12pt" style:font-style-asian="normal" style:font-name-complex="Liberation Mono" style:font-size-complex="12pt" style:font-style-complex="normal"/>
    </style:style>
    <style:style style:name="T40" style:family="text">
      <style:text-properties style:font-name="Liberation Serif" fo:font-size="12pt" fo:language="en" fo:country="US" fo:font-style="italic" officeooo:rsid="0010f91b" style:font-name-asian="Noto Sans Mono CJK SC" style:font-size-asian="12pt" style:font-style-asian="italic" style:font-name-complex="Liberation Mono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9">Node:</text:span><text:span text:style-name="T4"> </text:span><text:span text:style-name="Source_20_Text"><text:span text:style-name="T1">pinger_sonar_node</text:span></text:span></text:p>
      <text:p text:style-name="P8"><text:span text:style-name="T19">Function:</text:span><text:span text:style-name="T21"> </text:span><text:span text:style-name="T22">Receive ping sonar data and publish the </text:span><text:span text:style-name="Source_20_Text"><text:span text:style-name="T23">PingerSonar </text:span></text:span><text:span text:style-name="Source_20_Text"><text:span text:style-name="T24">message to /</text:span></text:span><text:span text:style-name="Source_20_Text"><text:span text:style-name="T22">pinger topic</text:span></text:span></text:p>
      <text:p text:style-name="P7"><text:span text:style-name="T20">Package:</text:span><text:span text:style-name="T5"> </text:span><text:a xlink:type="simple" xlink:href="https://gitlab.iti.uni-luebeck.de/kapoor/blue_robotics_pinger_sonar/-/tree/main/pinger_sonar" text:style-name="Internet_20_link" text:visited-style-name="Visited_20_Internet_20_Link"><text:span text:style-name="T28">pinger_sonar</text:span></text:a></text:p>
      <text:p text:style-name="P10"/>
      <text:p text:style-name="P11">Topics</text:p>
      <text:p text:style-name="P11"/>
      <text:p text:style-name="P12">Publishers</text:p>
      <text:p text:style-name="P9"><text:span text:style-name="T1"><text:tab/></text:span><text:span text:style-name="T3">/pinger [</text:span><text:span text:style-name="Source_20_Text"><text:span text:style-name="T3">pinger_sonar/PingerSonar</text:span></text:span><text:span text:style-name="Source_20_Text"><text:span text:style-name="T2">] // Ping sonar distance and confidence </text:span></text:span><text:span text:style-name="Source_20_Text"><text:span text:style-name="T6">with profile</text:span></text:span></text:p>
      <text:p text:style-name="P13"/>
      <text:p text:style-name="P5">Files</text:p>
      <text:p text:style-name="P6">S<text:span text:style-name="T30">cript</text:span></text:p>
      <text:p text:style-name="P1"><text:span text:style-name="Source_20_Text"><text:span text:style-name="T26"><text:tab/></text:span></text:span><text:a xlink:type="simple" xlink:href="https://gitlab.iti.uni-luebeck.de/kapoor/blue_robotics_pinger_sonar/-/blob/main/pinger_sonar/scripts/pinger_sonar_publisher.py" text:style-name="Internet_20_link" text:visited-style-name="Visited_20_Internet_20_Link"><text:span text:style-name="Source_20_Text"><text:span text:style-name="Strong_20_Emphasis"><text:span text:style-name="T27">pinger_sonar_publisher.py</text:span></text:span></text:span></text:a></text:p>
      <text:p text:style-name="P1"><text:span text:style-name="Source_20_Text"><text:span text:style-name="T12">Imports</text:span></text:span></text:p>
      <text:p text:style-name="P2"><text:span text:style-name="Source_20_Text"><text:span text:style-name="T7"><text:tab/>PingerSona</text:span></text:span><text:span text:style-name="Source_20_Text"><text:span text:style-name="T8">r</text:span></text:span><text:span text:style-name="Source_20_Text"><text:span text:style-name="T7"> </text:span></text:span><text:span text:style-name="Source_20_Text"><text:span text:style-name="T8">from pinger_sonar </text:span></text:span></text:p>
      <text:p text:style-name="P2"><text:span text:style-name="Source_20_Text"><text:span text:style-name="T8"><text:tab/>Ping1D from brping </text:span></text:span><text:span text:style-name="Source_20_Text"><text:span text:style-name="T10">(To install: </text:span></text:span><text:a xlink:type="simple" xlink:href="https://github.com/bluerobotics/ping-python" text:style-name="Internet_20_link" text:visited-style-name="Visited_20_Internet_20_Link"><text:span text:style-name="Source_20_Text">https://github.com/bluerobotics/ping-python</text:span></text:a><text:span text:style-name="Source_20_Text"><text:span text:style-name="T10">)</text:span></text:span></text:p>
      <text:p text:style-name="P1"><text:span text:style-name="Source_20_Text"><text:span text:style-name="T12">Launch</text:span></text:span></text:p>
      <text:p text:style-name="P3"><text:span text:style-name="Source_20_Text"><text:span text:style-name="T29"><text:tab/></text:span></text:span><text:span text:style-name="Source_20_Text"><text:span text:style-name="Strong_20_Emphasis"><text:span text:style-name="T29">pinger_sonar_node.launch</text:span></text:span></text:span><text:span text:style-name="Source_20_Text"><text:span text:style-name="T7"> // launches </text:span></text:span><text:span text:style-name="Source_20_Text"><text:span text:style-name="T8">pinge</text:span></text:span><text:span text:style-name="Source_20_Text"><text:span text:style-name="T11">r node</text:span></text:span><text:span text:style-name="Source_20_Text"><text:span text:style-name="T7"> only!</text:span></text:span></text:p>
      <text:p text:style-name="P1"><text:span text:style-name="Source_20_Text"><text:span text:style-name="T15">Description</text:span></text:span></text:p>
      <text:p text:style-name="P3"><text:span text:style-name="Source_20_Text"><text:span text:style-name="T7">The </text:span></text:span><text:span text:style-name="Source_20_Text"><text:span text:style-name="T16">pinger</text:span></text:span><text:span text:style-name="Source_20_Text"><text:span text:style-name="T7"> node </text:span></text:span><text:span text:style-name="Source_20_Text"><text:span text:style-name="T16">receives data from the ping sonar and publishes the message </text:span></text:span><text:span text:style-name="Source_20_Text"><text:span text:style-name="T9">PingerSonar</text:span></text:span><text:span text:style-name="Source_20_Text"><text:span text:style-name="T16"> to the /pinger topic. This Python ROS node requires Python3 which needs to be used via a ROS Noetic Docker running Ubuntu 20.04. <text:s/></text:span></text:span></text:p>
      <text:p text:style-name="P4"><text:span text:style-name="Source_20_Text"><text:span text:style-name="T17">Docker run command: </text:span></text:span><text:span text:style-name="Source_20_Text"><text:span text:style-name="T13">docker run -i -t --network host --device /dev/ttyUSB0 --name ros_noetic_docker -v /home/monsun/ros_noetic_docker_catkin_src/:/home/catkin_ws/src ros:noetic</text:span></text:span></text:p>
      <text:p text:style-name="P16"><text:span text:style-name="Source_20_Text"><text:span text:style-name="T18">If only the distance and confidence values are required from the ping sonar without the profile then the launch </text:span></text:span><text:span text:style-name="Source_20_Text"><text:span text:style-name="T18">file</text:span></text:span><text:span text:style-name="Source_20_Text"><text:span text:style-name="T14"> pinger_sonar_distance_simple_node.launch </text:span></text:span><text:span text:style-name="Source_20_Text"><text:span text:style-name="T18">should be used which publishes the message</text:span></text:span><text:span text:style-name="Source_20_Text"><text:span text:style-name="T14"> </text:span></text:span><text:span text:style-name="Source_20_Text"><text:span text:style-name="T33">pinger_sonar/PingerSonarDistanceSimple </text:span></text:span><text:span text:style-name="Source_20_Text"><text:span text:style-name="T35">to </text:span></text:span><text:span text:style-name="Source_20_Text"><text:span text:style-name="T36">the</text:span></text:span><text:span text:style-name="Source_20_Text"><text:span text:style-name="T34"> </text:span></text:span><text:span text:style-name="Source_20_Text"><text:span text:style-name="T33">/</text:span></text:span><text:span text:style-name="Source_20_Text"><text:span text:style-name="T34">pinger topic.</text:span></text:span></text:p>
      <text:p text:style-name="P15"><text:span text:style-name="Source_20_Text"><text:span text:style-name="T14"/></text:span></text:p>
      <text:p text:style-name="P4"><text:span text:style-name="Source_20_Text"><text:span text:style-name="T13"/></text:span></text:p>
      <text:p text:style-name="P4"><text:span text:style-name="Source_20_Text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6T16:52:04.482911398</meta:creation-date>
    <dc:date>2024-02-14T17:24:21.317078913</dc:date>
    <meta:editing-duration>PT14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39" meta:character-count="1110" meta:non-whitespace-character-count="984"/>
  </office:meta>
</office:document-meta>
</file>